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1075" officeooo:paragraph-rsid="001c1075"/>
    </style:style>
    <style:style style:name="P2" style:family="paragraph" style:parent-style-name="Standard">
      <style:paragraph-properties fo:text-align="start" style:justify-single-word="false"/>
      <style:text-properties officeooo:rsid="001c1075" officeooo:paragraph-rsid="001c1075"/>
    </style:style>
    <style:style style:name="P3" style:family="paragraph" style:parent-style-name="Standard">
      <style:paragraph-properties fo:text-align="start" style:justify-single-word="false"/>
      <style:text-properties officeooo:rsid="001cee2a" officeooo:paragraph-rsid="001cee2a"/>
    </style:style>
    <style:style style:name="T1" style:family="text">
      <style:text-properties officeooo:rsid="001ce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a)Ele contextualiza a parte <text:s/>politica da cidade.</text:p>
      <text:p text:style-name="P2">b)Gestão,democratização e <text:s/>militarização.</text:p>
      <text:p text:style-name="P2">c)Pelo fato <text:s/>da militarização do poder.</text:p>
      <text:p text:style-name="P2">2-Todos os novos prefeitos têm o desafio de garantir o apoio da sociedade à sua gestão. Descentralizar e</text:p>
      <text:p text:style-name="P2">abrir o governo à participação cidadã é um meio de garantir mais acertos e dividir os erros. O povo quer</text:p>
      <text:p text:style-name="P2">mudanças, quer sentir que este novo governo é seu.</text:p>
      <text:p text:style-name="P2">3-Que não vai funcionar pois os subprefeitos iram usar o poder na região para interesses próprios. </text:p>
      <text:p text:style-name="P2">4-<text:span text:style-name="T1">a)A visão do autor</text:span></text:p>
      <text:p text:style-name="P3">b)Ele apoia essa medida</text:p>
      <text:p text:style-name="P3"/>
      <text:p text:style-name="P2">5-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2:24:36.807231512</meta:creation-date>
    <dc:date>2020-11-20T12:43:54.448272773</dc:date>
    <meta:editing-duration>PT9M7S</meta:editing-duration>
    <meta:editing-cycles>1</meta:editing-cycles>
    <meta:document-statistic meta:table-count="0" meta:image-count="0" meta:object-count="0" meta:page-count="1" meta:paragraph-count="11" meta:word-count="91" meta:character-count="554" meta:non-whitespace-character-count="470"/>
    <meta:generator>LibreOffice/6.4.6.2$Linux_X86_64 LibreOffice_project/40$Build-2</meta:generator>
  </office:meta>
</office:document-meta>
</file>